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100000120DFAC8D5A3ACB0EC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Slab" svg:font-family="'Roboto Slab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05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8cm"/>
      <style:paragraph-properties style:writing-mode="lr-tb"/>
    </style:style>
    <style:style style:name="gr10" style:family="graphic" style:parent-style-name="objectwithoutfill">
      <style:graphic-properties svg:stroke-width="0.081cm" svg:stroke-color="#f4792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svg:stroke-color="#eeeee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6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528cm"/>
      <style:paragraph-properties style:writing-mode="lr-tb"/>
    </style:style>
    <style:style style:name="gr14" style:family="graphic" style:parent-style-name="standard">
      <style:graphic-properties svg:stroke-width="0.106cm" svg:stroke-color="#eeeeee" draw:marker-start-width="0.359cm" draw:marker-end-width="0.359cm" draw:fill="none" draw:textarea-horizontal-align="justify" draw:textarea-vertical-align="middle" draw:auto-grow-height="false" fo:min-height="3.433cm" fo:min-width="7.584cm" fo:padding-top="0.178cm" fo:padding-bottom="0.178cm" fo:padding-left="0.303cm" fo:padding-right="0.303cm"/>
    </style:style>
    <style:style style:name="gr15" style:family="graphic" style:parent-style-name="standard">
      <style:graphic-properties svg:stroke-width="0.081cm" svg:stroke-color="#c9211e" draw:marker-start-width="0.321cm" draw:marker-end-width="0.321cm" draw:fill="none" draw:fill-color="#c9211e" draw:textarea-horizontal-align="justify" draw:textarea-vertical-align="middle" draw:auto-grow-height="false" fo:min-height="1.929cm" fo:min-width="4.854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eeeeee" draw:marker-start-width="0.359cm" draw:marker-end-width="0.359cm" draw:fill-color="#f47920" draw:textarea-horizontal-align="justify" draw:textarea-vertical-align="middle" draw:auto-grow-height="false" fo:min-height="0.648cm" fo:min-width="0.398cm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solid" draw:fill-color="#f47920" draw:textarea-vertical-align="middle" fo:padding-top="0.178cm" fo:padding-bottom="0.178cm" fo:padding-left="0.303cm" fo:padding-right="0.303cm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06cm" svg:stroke-color="#eeeeee" draw:marker-start-width="0.359cm" draw:marker-end-width="0.359cm" draw:fill="none" draw:fill-color="#f47920" draw:textarea-horizontal-align="justify" draw:textarea-vertical-align="middle" draw:auto-grow-height="false" fo:min-height="2.042cm" fo:min-width="8.904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eeeeee" draw:marker-start-width="0.359cm" draw:marker-end-width="0.359cm" draw:fill="none" draw:fill-color="#f47920" draw:textarea-horizontal-align="justify" draw:textarea-vertical-align="middle" draw:auto-grow-height="false" fo:min-height="1.699cm" fo:min-width="2.973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svg:stroke-width="0.106cm" svg:stroke-color="#eeeeee" draw:marker-start-width="0.359cm" draw:marker-end-width="0.359cm" draw:fill="none" draw:fill-color="#f47920" draw:textarea-horizontal-align="justify" draw:textarea-vertical-align="middle" draw:auto-grow-height="false" fo:min-height="1.011cm" fo:min-width="2.285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eeeeee" draw:marker-start-width="0.359cm" draw:marker-end-width="0.359cm" draw:fill="none" draw:fill-color="#f47920" draw:textarea-horizontal-align="justify" draw:textarea-vertical-align="middle" draw:auto-grow-height="false" fo:min-height="1.104cm" fo:min-width="2.159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svg:stroke-width="0.106cm" svg:stroke-color="#eeeeee" draw:marker-start-width="0.359cm" draw:marker-end-width="0.359cm" draw:fill="none" draw:fill-color="#f47920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loext:graphic-properties draw:fill="none" draw:fill-color="#ffffff"/>
      <style:paragraph-properties fo:text-align="center"/>
      <style:text-properties fo:color="#ffffff" loext:opacity="100%"/>
    </style:style>
    <style:style style:name="P3" style:family="paragraph">
      <loext:graphic-properties draw:fill="solid"/>
      <style:paragraph-properties fo:text-align="center"/>
      <style:text-properties fo:color="#ffffff" loext:opacity="100%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fo:color="#ffffff" loext:opacity="100%"/>
    </style:style>
    <style:style style:name="P6" style:family="paragraph">
      <loext:graphic-properties draw:fill="none" draw:fill-color="#c9211e"/>
      <style:paragraph-properties fo:text-align="center"/>
      <style:text-properties fo:color="#ffffff" loext:opacity="100%"/>
    </style:style>
    <style:style style:name="P7" style:family="paragraph">
      <loext:graphic-properties draw:fill-color="#f47920"/>
      <style:paragraph-properties fo:text-align="center"/>
    </style:style>
    <style:style style:name="P8" style:family="paragraph">
      <loext:graphic-properties draw:fill="solid" draw:fill-color="#f47920"/>
      <style:paragraph-properties fo:text-align="center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  <style:text-properties fo:color="#ffffff" loext:opacity="100%" style:font-name="Roboto" fo:font-weight="bold"/>
    </style:style>
    <style:style style:name="P11" style:family="paragraph">
      <loext:graphic-properties draw:fill="none" draw:fill-color="#f47920"/>
      <style:paragraph-properties fo:text-align="center"/>
      <style:text-properties fo:color="#ffffff" loext:opacity="100%" style:font-name="Roboto"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2.97cm" svg:height="1.673cm" svg:x="3.54cm" svg:y="2.341cm">
          <draw:text-box>
            <text:p text:style-name="P1">model /</text:p>
            <text:p text:style-name="P1">structure</text:p>
          </draw:text-box>
        </draw:frame>
        <draw:frame draw:style-name="gr2" draw:text-style-name="P2" xml:id="id10" draw:id="id10" draw:layer="layout" svg:width="4.198cm" svg:height="1.673cm" svg:x="8.366cm" svg:y="2.341cm">
          <draw:text-box>
            <text:p text:style-name="P1">test</text:p>
            <text:p text:style-name="P1">requirements</text:p>
          </draw:text-box>
        </draw:frame>
        <draw:frame draw:style-name="gr2" draw:text-style-name="P2" xml:id="id3" draw:id="id3" draw:layer="layout" svg:width="4.198cm" svg:height="1.673cm" svg:x="8.366cm" svg:y="4.049cm">
          <draw:text-box>
            <text:p text:style-name="P1">test</text:p>
            <text:p text:style-name="P1">requirements</text:p>
          </draw:text-box>
        </draw:frame>
        <draw:frame draw:style-name="gr3" draw:text-style-name="P2" xml:id="id4" draw:id="id4" draw:layer="layout" svg:width="4.553cm" svg:height="2.384cm" svg:x="14.366cm" svg:y="1.985cm">
          <draw:text-box>
            <text:p text:style-name="P1">refined</text:p>
            <text:p text:style-name="P1">requirements /</text:p>
            <text:p text:style-name="P1">test specs</text:p>
          </draw:text-box>
        </draw:frame>
        <draw:frame draw:style-name="gr4" draw:text-style-name="P2" xml:id="id9" draw:id="id9" draw:layer="layout" svg:width="2.195cm" svg:height="1.673cm" svg:x="4.477cm" svg:y="10.557cm">
          <draw:text-box>
            <text:p text:style-name="P1">pass /</text:p>
            <text:p text:style-name="P1">fail</text:p>
          </draw:text-box>
        </draw:frame>
        <draw:frame draw:style-name="gr5" draw:text-style-name="P2" xml:id="id8" draw:id="id8" draw:layer="layout" svg:width="2.369cm" svg:height="1.673cm" svg:x="8.478cm" svg:y="10.558cm">
          <draw:text-box>
            <text:p text:style-name="P1">test</text:p>
            <text:p text:style-name="P1">results</text:p>
          </draw:text-box>
        </draw:frame>
        <draw:frame draw:style-name="gr6" draw:text-style-name="P2" xml:id="id7" draw:id="id7" draw:layer="layout" svg:width="2.335cm" svg:height="1.673cm" svg:x="12.479cm" svg:y="10.559cm">
          <draw:text-box>
            <text:p text:style-name="P1">test</text:p>
            <text:p text:style-name="P1">scripts</text:p>
          </draw:text-box>
        </draw:frame>
        <draw:frame draw:style-name="gr7" draw:text-style-name="P2" xml:id="id6" draw:id="id6" draw:layer="layout" svg:width="2.157cm" svg:height="1.673cm" svg:x="16.48cm" svg:y="10.56cm">
          <draw:text-box>
            <text:p text:style-name="P1">test</text:p>
            <text:p text:style-name="P1">cases</text:p>
          </draw:text-box>
        </draw:frame>
        <draw:frame draw:style-name="gr8" draw:text-style-name="P2" xml:id="id5" draw:id="id5" draw:layer="layout" svg:width="2.331cm" svg:height="1.673cm" svg:x="19.481cm" svg:y="7.561cm">
          <draw:text-box>
            <text:p text:style-name="P1">input</text:p>
            <text:p text:style-name="P1">values</text:p>
          </draw:text-box>
        </draw:frame>
        <draw:frame draw:style-name="gr9" draw:text-style-name="P2" xml:id="id1" draw:id="id1" draw:layer="layout" svg:width="2.898cm" svg:height="1.673cm" svg:x="0.482cm" svg:y="7.562cm">
          <draw:text-box>
            <text:p text:style-name="P1">software</text:p>
            <text:p text:style-name="P1">artifact</text:p>
          </draw:text-box>
        </draw:frame>
        <draw:connector draw:style-name="gr10" draw:text-style-name="P3" draw:layer="layout" draw:type="curve" svg:x1="1.931cm" svg:y1="7.562cm" svg:x2="3.54cm" svg:y2="3.177cm" draw:start-shape="id1" draw:start-glue-point="0" draw:end-shape="id2" draw:end-glue-point="3" svg:d="M1931 7562c0-2924 536-4385 1609-4385" svg:viewBox="0 0 1610 4386">
          <text:p/>
        </draw:connector>
        <draw:connector draw:style-name="gr10" draw:text-style-name="P3" draw:layer="layout" draw:type="curve" svg:x1="1.931cm" svg:y1="7.562cm" svg:x2="8.366cm" svg:y2="4.885cm" draw:start-shape="id1" draw:start-glue-point="0" draw:end-shape="id3" draw:end-glue-point="3" svg:d="M1931 7562c0-1785 2145-2677 6435-2677" svg:viewBox="0 0 6436 2678">
          <text:p/>
        </draw:connector>
        <draw:connector draw:style-name="gr10" draw:text-style-name="P3" draw:layer="layout" draw:type="curve" svg:x1="12.564cm" svg:y1="4.885cm" svg:x2="14.366cm" svg:y2="3.177cm" draw:start-shape="id3" draw:start-glue-point="1" draw:end-shape="id4" draw:end-glue-point="3" svg:d="M12564 4885c1351 0 451-1708 1802-1708" svg:viewBox="0 0 1803 1709">
          <text:p/>
        </draw:connector>
        <draw:connector draw:style-name="gr10" draw:text-style-name="P3" draw:layer="layout" draw:type="curve" svg:x1="18.919cm" svg:y1="3.177cm" svg:x2="20.646cm" svg:y2="7.561cm" draw:start-shape="id4" draw:start-glue-point="1" draw:end-shape="id5" draw:end-glue-point="0" svg:d="M18919 3177c1152 0 1727 1461 1727 4384" svg:viewBox="0 0 1728 4385">
          <text:p/>
        </draw:connector>
        <draw:connector draw:style-name="gr10" draw:text-style-name="P3" draw:layer="layout" draw:type="curve" svg:x1="20.646cm" svg:y1="9.234cm" svg:x2="18.637cm" svg:y2="11.396cm" draw:start-shape="id5" draw:start-glue-point="2" draw:end-shape="id6" draw:end-glue-point="1" svg:d="M20646 9234c0 1442-669 2162-2009 2162" svg:viewBox="0 0 2010 2163">
          <text:p/>
        </draw:connector>
        <draw:connector draw:style-name="gr10" draw:text-style-name="P3" draw:layer="layout" draw:type="line" svg:x1="16.48cm" svg:y1="11.396cm" svg:x2="14.814cm" svg:y2="11.395cm" draw:start-shape="id6" draw:start-glue-point="3" draw:end-shape="id7" draw:end-glue-point="1" svg:d="M16480 11396l-1666-1" svg:viewBox="0 0 1667 2">
          <text:p/>
        </draw:connector>
        <draw:connector draw:style-name="gr10" draw:text-style-name="P3" draw:layer="layout" draw:type="line" svg:x1="12.479cm" svg:y1="11.395cm" svg:x2="10.847cm" svg:y2="11.394cm" draw:start-shape="id7" draw:start-glue-point="3" draw:end-shape="id8" draw:end-glue-point="1" svg:d="M12479 11395l-1632-1" svg:viewBox="0 0 1633 2">
          <text:p/>
        </draw:connector>
        <draw:connector draw:style-name="gr10" draw:text-style-name="P3" draw:layer="layout" draw:type="line" svg:x1="8.478cm" svg:y1="11.394cm" svg:x2="6.672cm" svg:y2="11.393cm" draw:start-shape="id8" draw:start-glue-point="3" draw:end-shape="id9" draw:end-glue-point="1" svg:d="M8478 11394l-1806-1" svg:viewBox="0 0 1807 2">
          <text:p/>
        </draw:connector>
        <draw:connector draw:style-name="gr10" draw:text-style-name="P3" draw:layer="layout" draw:type="line" svg:x1="6.51cm" svg:y1="3.177cm" svg:x2="8.366cm" svg:y2="3.177cm" draw:start-shape="id2" draw:start-glue-point="1" draw:end-shape="id10" draw:end-glue-point="3" svg:d="M6510 3177h1856" svg:viewBox="0 0 1857 1">
          <text:p/>
        </draw:connector>
        <draw:connector draw:style-name="gr10" draw:text-style-name="P3" draw:layer="layout" draw:type="line" svg:x1="12.564cm" svg:y1="3.177cm" svg:x2="14.366cm" svg:y2="3.177cm" draw:start-shape="id10" draw:start-glue-point="1" draw:end-shape="id4" draw:end-glue-point="3" svg:d="M12564 3177h1802" svg:viewBox="0 0 1803 1">
          <text:p/>
        </draw:connector>
        <draw:line draw:style-name="gr11" draw:text-style-name="P3" draw:layer="layout" svg:x1="-0.397cm" svg:y1="6.728cm" svg:x2="22.463cm" svg:y2="6.728cm">
          <text:p/>
        </draw:line>
        <draw:frame draw:style-name="gr12" draw:text-style-name="P4" draw:layer="layout" svg:width="5.197cm" svg:height="2.384cm" svg:x="3.637cm" svg:y="6.817cm">
          <draw:text-box>
            <text:p text:style-name="P1"><text:span text:style-name="T1">Implementation</text:span></text:p>
            <text:p text:style-name="P1"><text:span text:style-name="T1">Abstraction</text:span></text:p>
            <text:p text:style-name="P1"><text:span text:style-name="T1">Level</text:span></text:p>
          </draw:text-box>
        </draw:frame>
        <draw:frame draw:style-name="gr13" draw:text-style-name="P4" draw:layer="layout" svg:width="4.028cm" svg:height="2.384cm" svg:x="16.538cm" svg:y="4.417cm">
          <draw:text-box>
            <text:p text:style-name="P1"><text:span text:style-name="T1">Design</text:span></text:p>
            <text:p text:style-name="P1"><text:span text:style-name="T1">Abstraction</text:span></text:p>
            <text:p text:style-name="P1"><text:span text:style-name="T1">Level</text:span></text:p>
          </draw:text-box>
        </draw:frame>
        <draw:custom-shape draw:style-name="gr14" draw:text-style-name="P5" xml:id="id11" draw:id="id11" draw:layer="layout" svg:width="11.43cm" svg:height="5.207cm" svg:x="2.651cm" svg:y="1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2" draw:id="id12" draw:layer="layout" svg:width="5.588cm" svg:height="2.413cm" svg:x="10.398cm" svg:y="7.477cm">
          <text:p text:style-name="P1">Criteria gives us</text:p>
          <text:p text:style-name="P1">test requirem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line" svg:x1="12.408cm" svg:y1="5.572cm" svg:x2="13.192cm" svg:y2="7.477cm" draw:start-shape="id11" draw:start-glue-point="9" draw:end-shape="id12" draw:end-glue-point="0" svg:d="M12408 5572l784 1905" svg:viewBox="0 0 785 1906">
          <text:p/>
        </draw:connector>
        <draw:custom-shape draw:style-name="gr17" draw:text-style-name="P7" xml:id="id13" draw:id="id13" draw:layer="layout" svg:width="1.27cm" svg:height="1.27cm" svg:x="6.207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5" draw:id="id15" draw:layer="layout" svg:width="1.27cm" svg:height="1.27cm" svg:x="10.207cm" svg:y="17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14" draw:id="id14" draw:layer="layout" svg:width="1.27cm" svg:height="1.27cm" svg:x="7.207cm" svg:y="18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8" draw:layer="layout" draw:type="line" svg:x1="6.842cm" svg:y1="16.367cm" svg:x2="7.393cm" svg:y2="18.283cm" draw:start-shape="id13" draw:start-glue-point="8" draw:end-shape="id14" draw:end-glue-point="5" svg:d="M6842 16367l551 1916" svg:viewBox="0 0 552 1917">
          <text:p/>
        </draw:connector>
        <draw:connector draw:style-name="gr18" draw:text-style-name="P8" draw:layer="layout" draw:type="line" svg:x1="8.477cm" svg:y1="18.732cm" svg:x2="10.393cm" svg:y2="18.181cm" draw:start-shape="id14" draw:start-glue-point="10" draw:end-shape="id15" draw:end-glue-point="7" svg:d="M8477 18732l1916-551" svg:viewBox="0 0 1917 552">
          <text:p/>
        </draw:connector>
        <draw:connector draw:style-name="gr18" draw:text-style-name="P8" draw:layer="layout" draw:type="line" svg:x1="10.393cm" svg:y1="17.283cm" svg:x2="7.477cm" svg:y2="15.732cm" draw:start-shape="id15" draw:start-glue-point="5" draw:end-shape="id13" draw:end-glue-point="10" svg:d="M10393 17283l-2916-1551" svg:viewBox="0 0 2917 1552">
          <text:p/>
        </draw:connector>
        <draw:frame draw:name="Picture 2" draw:style-name="gr19" draw:text-style-name="P9" draw:layer="layout" svg:width="4.435cm" svg:height="3.326cm" svg:x="13.573cm" svg:y="15.327cm">
          <draw:image xlink:href="Pictures/100000000000018100000120DFAC8D5A3ACB0EC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custom-shape draw:style-name="gr20" draw:text-style-name="P11" xml:id="id31" draw:id="id31" draw:layer="layout" svg:width="9.652cm" svg:height="2.54cm" svg:x="5.299cm" svg:y="2.397cm">
          <text:p text:style-name="P10">Four Structures for</text:p>
          <text:p text:style-name="P10">Modeling 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16" draw:id="id16" draw:layer="layout" svg:width="3.683cm" svg:height="2.159cm" svg:x="0.746cm" svg:y="7.477cm">
          <text:p text:style-name="P10">Graph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32" draw:id="id32" draw:layer="layout" svg:width="3.683cm" svg:height="2.159cm" svg:x="5.746cm" svg:y="7.477cm">
          <text:p text:style-name="P10">Input</text:p>
          <text:p text:style-name="P10">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1" draw:id="id21" draw:layer="layout" svg:width="3.683cm" svg:height="2.159cm" svg:x="10.746cm" svg:y="7.477cm">
          <text:p text:style-name="P10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26" draw:id="id26" draw:layer="layout" svg:width="3.683cm" svg:height="2.159cm" svg:x="15.746cm" svg:y="7.477cm">
          <text:p text:style-name="P10">Synta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7" draw:id="id17" draw:layer="layout" svg:width="2.921cm" svg:height="1.397cm" svg:x="-2.492cm" svg:y="11.9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8" draw:id="id18" draw:layer="layout" svg:width="2.921cm" svg:height="1.397cm" svg:x="1.508cm" svg:y="11.943cm">
          <text:p text:style-name="P10">Spe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19" draw:id="id19" draw:layer="layout" svg:width="2.921cm" svg:height="1.397cm" svg:x="-0.492cm" svg:y="14.243cm">
          <text:p text:style-name="P10">Desig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xml:id="id20" draw:id="id20" draw:layer="layout" svg:width="2.921cm" svg:height="1.616cm" svg:x="3.508cm" svg:y="14.243cm">
          <text:p text:style-name="P10">Use</text:p>
          <text:p text:style-name="P10">Cas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2" draw:id="id22" draw:layer="layout" svg:width="2.921cm" svg:height="1.397cm" svg:x="7.108cm" svg:y="11.8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3" draw:id="id23" draw:layer="layout" svg:width="2.921cm" svg:height="1.397cm" svg:x="11.108cm" svg:y="11.843cm">
          <text:p text:style-name="P10">FS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4" draw:id="id24" draw:layer="layout" svg:width="2.921cm" svg:height="1.397cm" svg:x="9.108cm" svg:y="14.243cm">
          <text:p text:style-name="P10">Spe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5" draw:id="id25" draw:layer="layout" svg:width="2.921cm" svg:height="1.397cm" svg:x="13.108cm" svg:y="14.243cm">
          <text:p text:style-name="P10">DN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7" draw:id="id27" draw:layer="layout" svg:width="2.921cm" svg:height="1.397cm" svg:x="15.508cm" svg:y="11.843cm">
          <text:p text:style-name="P10">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8" draw:id="id28" draw:layer="layout" svg:width="2.921cm" svg:height="1.397cm" svg:x="19.508cm" svg:y="11.843cm">
          <text:p text:style-name="P10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29" draw:id="id29" draw:layer="layout" svg:width="2.921cm" svg:height="1.397cm" svg:x="17.508cm" svg:y="14.243cm">
          <text:p text:style-name="P10">Inte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30" draw:id="id30" draw:layer="layout" svg:width="2.921cm" svg:height="1.397cm" svg:x="21.508cm" svg:y="14.243cm">
          <text:p text:style-name="P10">Inp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1" draw:layer="layout" draw:line-skew="-0.01cm" svg:x1="2.587cm" svg:y1="9.636cm" svg:x2="-1.031cm" svg:y2="11.943cm" draw:start-shape="id16" draw:start-glue-point="2" draw:end-shape="id17" draw:end-glue-point="0" svg:d="M2587 9636v1143h-3618v1164" svg:viewBox="0 0 3619 2308">
          <text:p/>
        </draw:connector>
        <draw:connector draw:style-name="gr24" draw:text-style-name="P11" draw:layer="layout" draw:line-skew="-0.01cm" svg:x1="2.587cm" svg:y1="9.636cm" svg:x2="2.968cm" svg:y2="11.943cm" draw:start-shape="id16" draw:start-glue-point="2" draw:end-shape="id18" draw:end-glue-point="0" svg:d="M2587 9636v1143h381v1164" svg:viewBox="0 0 382 2308">
          <text:p/>
        </draw:connector>
        <draw:connector draw:style-name="gr24" draw:text-style-name="P11" draw:layer="layout" draw:line-skew="-1.16cm" svg:x1="2.587cm" svg:y1="9.636cm" svg:x2="0.968cm" svg:y2="14.243cm" draw:start-shape="id16" draw:start-glue-point="2" draw:end-shape="id19" draw:end-glue-point="0" svg:d="M2587 9636v1143h-1619v3464" svg:viewBox="0 0 1620 4608">
          <text:p/>
        </draw:connector>
        <draw:connector draw:style-name="gr24" draw:text-style-name="P11" draw:layer="layout" draw:line-skew="-1.16cm" svg:x1="2.587cm" svg:y1="9.636cm" svg:x2="4.968cm" svg:y2="14.243cm" draw:start-shape="id16" draw:end-shape="id20" draw:end-glue-point="0" svg:d="M2587 9636v1144h2381v3463" svg:viewBox="0 0 2382 4608">
          <text:p/>
        </draw:connector>
        <draw:connector draw:style-name="gr24" draw:text-style-name="P11" draw:layer="layout" draw:line-skew="0.04cm" svg:x1="12.587cm" svg:y1="9.636cm" svg:x2="8.568cm" svg:y2="11.843cm" draw:start-shape="id21" draw:start-glue-point="2" draw:end-shape="id22" draw:end-glue-point="0" svg:d="M12587 9636v1143h-4019v1064" svg:viewBox="0 0 4020 2208">
          <text:p/>
        </draw:connector>
        <draw:connector draw:style-name="gr24" draw:text-style-name="P11" draw:layer="layout" svg:x1="12.587cm" svg:y1="9.636cm" svg:x2="12.568cm" svg:y2="11.843cm" draw:start-shape="id21" draw:end-shape="id23" draw:end-glue-point="0" svg:d="M12587 9636v1103h-19v1104" svg:viewBox="0 0 20 2208">
          <text:p/>
        </draw:connector>
        <draw:connector draw:style-name="gr24" draw:text-style-name="P11" draw:layer="layout" draw:line-skew="-1.16cm" svg:x1="12.587cm" svg:y1="9.636cm" svg:x2="10.568cm" svg:y2="14.243cm" draw:start-shape="id21" draw:start-glue-point="2" draw:end-shape="id24" draw:end-glue-point="0" svg:d="M12587 9636v1143h-2019v3464" svg:viewBox="0 0 2020 4608">
          <text:p/>
        </draw:connector>
        <draw:connector draw:style-name="gr24" draw:text-style-name="P11" draw:layer="layout" draw:line-skew="-1.16cm" svg:x1="12.587cm" svg:y1="9.636cm" svg:x2="14.568cm" svg:y2="14.243cm" draw:start-shape="id21" draw:end-shape="id25" draw:end-glue-point="0" svg:d="M12587 9636v1143h1981v3464" svg:viewBox="0 0 1982 4608">
          <text:p/>
        </draw:connector>
        <draw:connector draw:style-name="gr24" draw:text-style-name="P11" draw:layer="layout" draw:line-skew="0.04cm" svg:x1="17.587cm" svg:y1="9.636cm" svg:x2="16.968cm" svg:y2="11.843cm" draw:start-shape="id26" draw:start-glue-point="2" draw:end-shape="id27" draw:end-glue-point="0" svg:d="M17587 9636v1143h-619v1064" svg:viewBox="0 0 620 2208">
          <text:p/>
        </draw:connector>
        <draw:connector draw:style-name="gr24" draw:text-style-name="P11" draw:layer="layout" draw:line-skew="0.04cm" svg:x1="17.587cm" svg:y1="9.636cm" svg:x2="20.968cm" svg:y2="11.843cm" draw:start-shape="id26" draw:start-glue-point="2" draw:end-shape="id28" draw:end-glue-point="0" svg:d="M17587 9636v1143h3381v1064" svg:viewBox="0 0 3382 2208">
          <text:p/>
        </draw:connector>
        <draw:connector draw:style-name="gr24" draw:text-style-name="P11" draw:layer="layout" draw:line-skew="-1.16cm" svg:x1="17.587cm" svg:y1="9.636cm" svg:x2="18.968cm" svg:y2="14.243cm" draw:start-shape="id26" draw:end-shape="id29" draw:end-glue-point="0" svg:d="M17587 9636v1143h1381v3464" svg:viewBox="0 0 1382 4608">
          <text:p/>
        </draw:connector>
        <draw:connector draw:style-name="gr24" draw:text-style-name="P11" draw:layer="layout" draw:line-skew="-1.16cm" svg:x1="17.587cm" svg:y1="9.636cm" svg:x2="22.968cm" svg:y2="14.243cm" draw:start-shape="id26" draw:end-shape="id30" draw:end-glue-point="0" svg:d="M17587 9636v1143h5381v3464" svg:viewBox="0 0 5382 4608">
          <text:p/>
        </draw:connector>
        <draw:connector draw:style-name="gr24" draw:text-style-name="P11" draw:layer="layout" svg:x1="10.125cm" svg:y1="4.937cm" svg:x2="2.587cm" svg:y2="7.477cm" draw:start-shape="id31" draw:start-glue-point="2" draw:end-shape="id16" draw:end-glue-point="0" svg:d="M10125 4937v1270h-7538v1270" svg:viewBox="0 0 7539 2541">
          <text:p/>
        </draw:connector>
        <draw:connector draw:style-name="gr24" draw:text-style-name="P11" draw:layer="layout" svg:x1="10.125cm" svg:y1="4.937cm" svg:x2="7.587cm" svg:y2="7.477cm" draw:start-shape="id31" draw:end-shape="id32" draw:end-glue-point="0" svg:d="M10125 4937v1270h-2538v1270" svg:viewBox="0 0 2539 2541">
          <text:p/>
        </draw:connector>
        <draw:connector draw:style-name="gr24" draw:text-style-name="P11" draw:layer="layout" svg:x1="10.125cm" svg:y1="4.937cm" svg:x2="12.587cm" svg:y2="7.477cm" draw:start-shape="id31" draw:start-glue-point="2" draw:end-shape="id21" svg:d="M10125 4937v1270h2462v1270" svg:viewBox="0 0 2463 2541">
          <text:p/>
        </draw:connector>
        <draw:connector draw:style-name="gr24" draw:text-style-name="P11" draw:layer="layout" svg:x1="10.125cm" svg:y1="4.937cm" svg:x2="17.587cm" svg:y2="7.477cm" draw:start-shape="id31" draw:end-shape="id26" svg:d="M10125 4937v1270h7462v1270" svg:viewBox="0 0 7463 254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Slab" svg:font-family="'Roboto Slab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5T10:34:30.486179208</meta:creation-date>
    <dc:date>2022-03-30T11:37:53.927020057</dc:date>
    <meta:editing-duration>PT20H7M25S</meta:editing-duration>
    <meta:editing-cycles>3</meta:editing-cycles>
    <meta:generator>LibreOffice/7.2.5.2$Linux_X86_64 LibreOffice_project/20$Build-2</meta:generator>
    <meta:document-statistic meta:object-count="66"/>
  </office:meta>
</office:document-meta>
</file>